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770000" table:style-name="ce2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9155" table:style-name="ce2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4059" table:style-name="ce2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6074" table:style-name="ce2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float" office:value="680" table:style-name="ce2">
            <text:p>680</text:p>
          </table:table-cell>
          <table:table-cell office:value-type="float" office:value="2304" table:style-name="ce2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14243" table:style-name="ce2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14995" table:style-name="ce2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float" office:value="500" table:style-name="ce2">
            <text:p>50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float" office:value="680" table:style-name="ce3">
            <text:p>68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float" office:value="640" table:style-name="ce2">
            <text:p>64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float" office:value="560" table:style-name="ce2">
            <text:p>560</text:p>
          </table:table-cell>
          <table:table-cell office:value-type="float" office:value="0" table:style-name="ce2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59958" table:style-name="ce2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float" office:value="660" table:style-name="ce3">
            <text:p>660</text:p>
          </table:table-cell>
          <table:table-cell office:value-type="float" office:value="84233" table:style-name="ce12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float" office:value="620" table:style-name="ce2">
            <text:p>62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99043" table:style-name="ce2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float" office:value="620" table:style-name="ce3">
            <text:p>620</text:p>
          </table:table-cell>
          <table:table-cell office:value-type="float" office:value="22363" table:style-name="ce3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office:value-type="float" office:value="55121" table:style-name="ce2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float" office:value="560" table:style-name="ce3">
            <text:p>560</text:p>
          </table:table-cell>
          <table:table-cell office:value-type="float" office:value="26072" table:style-name="ce3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5311" table:style-name="ce2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float" office:value="640" table:style-name="ce2">
            <text:p>640</text:p>
          </table:table-cell>
          <table:table-cell office:value-type="float" office:value="25526" table:style-name="ce2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8601" table:style-name="ce2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float" office:value="400" table:style-name="ce2">
            <text:p>400</text:p>
          </table:table-cell>
          <table:table-cell office:value-type="float" office:value="19965" table:style-name="ce2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office:value-type="float" office:value="19646" table:style-name="ce3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54" table:style-name="ce2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57034" table:style-name="ce2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240075" table:style-name="ce2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7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float" office:value="660" table:style-name="ce2">
            <text:p>660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float" office:value="640" table:style-name="ce2">
            <text:p>640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float" office:value="700" table:style-name="ce2">
            <text:p>7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float" office:value="580" table:style-name="ce2">
            <text:p>58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table:style-name="ce12"/>
          <table:table-cell table:number-columns-repeated="16377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float" office:value="640" table:style-name="ce2">
            <text:p>64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float" office:value="540" table:style-name="ce3">
            <text:p>54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float" office:value="720" table:style-name="ce3">
            <text:p>72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float" office:value="680" table:style-name="ce3">
            <text:p>680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float" office:value="540" table:style-name="ce3">
            <text:p>540</text:p>
          </table:table-cell>
          <table:table-cell office:value-type="float" office:value="19652" table:style-name="ce3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float" office:value="660" table:style-name="ce2">
            <text:p>660</text:p>
          </table:table-cell>
          <table:table-cell office:value-type="float" office:value="31672" table:style-name="ce2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float" office:value="700" table:style-name="ce3">
            <text:p>700</text:p>
          </table:table-cell>
          <table:table-cell office:value-type="float" office:value="17297" table:style-name="ce2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3227" table:style-name="ce2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float" office:value="660" table:style-name="ce2">
            <text:p>660</text:p>
          </table:table-cell>
          <table:table-cell office:value-type="float" office:value="26281" table:style-name="ce2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22234" table:style-name="ce2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float" office:value="700" table:style-name="ce2">
            <text:p>70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float" office:value="660" table:style-name="ce3">
            <text:p>66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office:value-type="float" office:value="16490" table:style-name="ce3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float" office:value="660" table:style-name="ce3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57669" table:style-name="ce2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float" office:value="650" table:style-name="ce2">
            <text:p>6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float" office:value="660" table:style-name="ce2">
            <text:p>66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4100" table:style-name="ce2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float" office:value="700" table:style-name="ce2">
            <text:p>70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59229" table:style-name="ce2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45772" table:style-name="ce2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float" office:value="500" table:style-name="ce3">
            <text:p>500</text:p>
          </table:table-cell>
          <table:table-cell office:value-type="float" office:value="705000" table:style-name="ce2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float" office:value="500" table:style-name="ce3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448300" table:style-name="ce2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float" office:value="650" table:style-name="ce2">
            <text:p>650</text:p>
          </table:table-cell>
          <table:table-cell office:value-type="float" office:value="240000" table:style-name="ce2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float" office:value="540" table:style-name="ce2">
            <text:p>54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140000" table:style-name="ce2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59500" table:style-name="ce2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float" office:value="800" table:style-name="ce2">
            <text:p>8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500" table:style-name="ce2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float" office:value="500" table:style-name="ce2">
            <text:p>500</text:p>
          </table:table-cell>
          <table:table-cell office:value-type="float" office:value="15000" table:style-name="ce2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30400" table:style-name="ce2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float" office:value="700" table:style-name="ce2">
            <text:p>700</text:p>
          </table:table-cell>
          <table:table-cell office:value-type="float" office:value="15850" table:style-name="ce2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float" office:value="700" table:style-name="ce2">
            <text:p>700</text:p>
          </table:table-cell>
          <table:table-cell office:value-type="float" office:value="17650" table:style-name="ce2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float" office:value="700" table:style-name="ce2">
            <text:p>700</text:p>
          </table:table-cell>
          <table:table-cell office:value-type="float" office:value="16175" table:style-name="ce2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15555" table:style-name="ce2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float" office:value="660" table:style-name="ce2">
            <text:p>66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float" office:value="620" table:style-name="ce2">
            <text:p>620</text:p>
          </table:table-cell>
          <table:table-cell office:value-type="float" office:value="23507" table:style-name="ce2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6631" table:style-name="ce2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9000" table:style-name="ce2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18000" table:style-name="ce2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float" office:value="560" table:style-name="ce2">
            <text:p>56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91120" table:style-name="ce2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float" office:value="660" table:style-name="ce2">
            <text:p>66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float" office:value="720" table:style-name="ce2">
            <text:p>72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float" office:value="580" table:style-name="ce2">
            <text:p>58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float" office:value="660" table:style-name="ce2">
            <text:p>660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float" office:value="720" table:style-name="ce2">
            <text:p>720</text:p>
          </table:table-cell>
          <table:table-cell office:value-type="float" office:value="39382" table:style-name="ce2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8607" table:style-name="ce2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float" office:value="620" table:style-name="ce2">
            <text:p>6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float" office:value="580" table:style-name="ce2">
            <text:p>580</text:p>
          </table:table-cell>
          <table:table-cell office:value-type="float" office:value="9430" table:style-name="ce2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float" office:value="540" table:style-name="ce2">
            <text:p>540</text:p>
          </table:table-cell>
          <table:table-cell office:value-type="float" office:value="13600" table:style-name="ce2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float" office:value="680" table:style-name="ce2">
            <text:p>6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float" office:value="720" table:style-name="ce2">
            <text:p>720</text:p>
          </table:table-cell>
          <table:table-cell office:value-type="float" office:value="69400" table:style-name="ce2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float" office:value="500" table:style-name="ce2">
            <text:p>500</text:p>
          </table:table-cell>
          <table:table-cell office:value-type="float" office:value="49700" table:style-name="ce2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float" office:value="420" table:style-name="ce2">
            <text:p>420</text:p>
          </table:table-cell>
          <table:table-cell office:value-type="float" office:value="36500" table:style-name="ce2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float" office:value="500" table:style-name="ce2">
            <text:p>500</text:p>
          </table:table-cell>
          <table:table-cell office:value-type="float" office:value="30042" table:style-name="ce2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float" office:value="560" table:style-name="ce2">
            <text:p>560</text:p>
          </table:table-cell>
          <table:table-cell office:value-type="float" office:value="40500" table:style-name="ce2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float" office:value="540" table:style-name="ce2">
            <text:p>540</text:p>
          </table:table-cell>
          <table:table-cell office:value-type="float" office:value="29400" table:style-name="ce2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float" office:value="650" table:style-name="ce2">
            <text:p>650</text:p>
          </table:table-cell>
          <table:table-cell office:value-type="float" office:value="19800" table:style-name="ce2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21091" table:style-name="ce2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float" office:value="450" table:style-name="ce2">
            <text:p>450</text:p>
          </table:table-cell>
          <table:table-cell office:value-type="float" office:value="59935" table:style-name="ce2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float" office:value="400" table:style-name="ce2">
            <text:p>400</text:p>
          </table:table-cell>
          <table:table-cell office:value-type="float" office:value="69000" table:style-name="ce2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2" table:style-name="ce2"/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9750" table:style-name="ce2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float" office:value="540" table:style-name="ce2">
            <text:p>54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float" office:value="600" table:style-name="ce2">
            <text:p>600</text:p>
          </table:table-cell>
          <table:table-cell office:value-type="float" office:value="39850" table:style-name="ce2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float" office:value="400" table:style-name="ce2">
            <text:p>400</text:p>
          </table:table-cell>
          <table:table-cell office:value-type="float" office:value="63900" table:style-name="ce2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420" table:style-name="ce2">
            <text:p>420</text:p>
          </table:table-cell>
          <table:table-cell office:value-type="float" office:value="40000" table:style-name="ce2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float" office:value="450" table:style-name="ce2">
            <text:p>450</text:p>
          </table:table-cell>
          <table:table-cell office:value-type="float" office:value="12820" table:style-name="ce2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float" office:value="510" table:style-name="ce2">
            <text:p>510</text:p>
          </table:table-cell>
          <table:table-cell office:value-type="float" office:value="35350" table:style-name="ce2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2" table:style-name="ce2"/>
          <table:table-cell office:value-type="float" office:value="420" table:style-name="ce2">
            <text:p>42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59400" table:style-name="ce2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float" office:value="450" table:style-name="ce2">
            <text:p>450</text:p>
          </table:table-cell>
          <table:table-cell office:value-type="float" office:value="10220" table:style-name="ce2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52160" table:style-name="ce2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float" office:value="620" table:style-name="ce2">
            <text:p>620</text:p>
          </table:table-cell>
          <table:table-cell office:value-type="float" office:value="20000" table:style-name="ce2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float" office:value="600" table:style-name="ce2">
            <text:p>600</text:p>
          </table:table-cell>
          <table:table-cell office:value-type="float" office:value="29000" table:style-name="ce2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20150" table:style-name="ce2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float" office:value="580" table:style-name="ce2">
            <text:p>580</text:p>
          </table:table-cell>
          <table:table-cell office:value-type="float" office:value="19900" table:style-name="ce2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float" office:value="400" table:style-name="ce2">
            <text:p>400</text:p>
          </table:table-cell>
          <table:table-cell office:value-type="float" office:value="40380" table:style-name="ce2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float" office:value="510" table:style-name="ce2">
            <text:p>510</text:p>
          </table:table-cell>
          <table:table-cell office:value-type="float" office:value="27806" table:style-name="ce2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float" office:value="540" table:style-name="ce2">
            <text:p>540</text:p>
          </table:table-cell>
          <table:table-cell office:value-type="float" office:value="19700" table:style-name="ce2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float" office:value="540" table:style-name="ce2">
            <text:p>540</text:p>
          </table:table-cell>
          <table:table-cell office:value-type="float" office:value="9950" table:style-name="ce2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80830" table:style-name="ce2">
            <text:p>80830</text:p>
          </table:table-cell>
          <table:table-cell table:number-columns-repeated="16377"/>
        </table:table-row>
        <table:table-row table:style-name="ro2">
          <table:table-cell table:style-name="ce7"/>
          <table:table-cell table:number-columns-repeated="6" table:style-name="ce2"/>
          <table:table-cell table:number-columns-repeated="16377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float" office:value="550" table:style-name="ce2">
            <text:p>550</text:p>
          </table:table-cell>
          <table:table-cell office:value-type="float" office:value="156700" table:style-name="ce2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float" office:value="650" table:style-name="ce2">
            <text:p>650</text:p>
          </table:table-cell>
          <table:table-cell office:value-type="float" office:value="38600" table:style-name="ce2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float" office:value="580" table:style-name="ce2">
            <text:p>580</text:p>
          </table:table-cell>
          <table:table-cell office:value-type="float" office:value="27400" table:style-name="ce2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float" office:value="720" table:style-name="ce2">
            <text:p>720</text:p>
          </table:table-cell>
          <table:table-cell office:value-type="float" office:value="27600" table:style-name="ce2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float" office:value="400" table:style-name="ce2">
            <text:p>400</text:p>
          </table:table-cell>
          <table:table-cell office:value-type="float" office:value="32000" table:style-name="ce2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float" office:value="500" table:style-name="ce2">
            <text:p>500</text:p>
          </table:table-cell>
          <table:table-cell office:value-type="float" office:value="74500" table:style-name="ce2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float" office:value="570" table:style-name="ce2">
            <text:p>570</text:p>
          </table:table-cell>
          <table:table-cell table:style-name="ce2"/>
          <table:table-cell table:number-columns-repeated="16377"/>
        </table:table-row>
        <table:table-row table:number-rows-repeated="10483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30:24Z</dc:date>
  </office:meta>
</office:document-meta>
</file>